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814998645BE130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51cm, 7.005cm, 17.573cm, 11.83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402cm" svg:x="0.892cm" svg:y="2.092cm">
          <draw:image xlink:href="Pictures/10000000000005E8000007E0C814998645BE130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5:02.499476035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